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2945in"/>
    </style:style>
    <style:style style:name="co14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6091in"/>
    </style:style>
    <style:style style:name="co16" style:family="table-column">
      <style:table-column-properties fo:break-before="auto" style:column-width="2.4374in"/>
    </style:style>
    <style:style style:name="co17" style:family="table-column">
      <style:table-column-properties fo:break-before="auto" style:column-width="0.8898in"/>
    </style:style>
    <style:style style:name="co18" style:family="table-column">
      <style:table-column-properties fo:break-before="auto" style:column-width="1.2756in"/>
    </style:style>
    <style:style style:name="co19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0.979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504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0.9465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5" style:family="table-cell" style:parent-style-name="Default">
      <style:text-properties style:font-name="DejaVu Sans Mono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0pt" style:font-size-asian="10pt" style:font-size-complex="10pt"/>
    </style:style>
    <style:style style:name="ce139" style:family="table-cell" style:parent-style-name="Default" style:data-style-name="N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ext-properties style:font-name="DejaVu Sans Mono" fo:font-size="10pt" style:font-size-asian="10pt" style:font-size-complex="10pt"/>
    </style:style>
    <style:style style:name="ce141" style:family="table-cell" style:parent-style-name="Default" style:data-style-name="N1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10">
      <style:text-properties style:font-name="DejaVu Sans Mono" fo:font-size="10pt" style:font-size-asian="10pt" style:font-size-complex="10pt"/>
    </style:style>
    <style:style style:name="ce186" style:family="table-cell" style:parent-style-name="Default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49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4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style:font-name="DejaVu Sans Mono"/>
    </style:style>
    <style:style style:name="ce19" style:family="table-cell" style:parent-style-name="Default" style:data-style-name="N49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DejaVu Sans Mono"/>
    </style:style>
    <style:style style:name="ce20" style:family="table-cell" style:parent-style-name="Default" style:data-style-name="N4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style:use-window-font-color="true" style:font-name="DejaVu Sans Mono"/>
    </style:style>
    <style:style style:name="ce21" style:family="table-cell" style:parent-style-name="Default" style:data-style-name="N4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3" style:family="table-cell" style:parent-style-name="Default" style:data-style-name="N4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style:font-name="DejaVu Sans Mono" fo:font-size="10pt" style:font-size-asian="10pt" style:font-size-complex="10pt"/>
    </style:style>
    <style:style style:name="ce24" style:family="table-cell" style:parent-style-name="Default" style:data-style-name="N4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DejaVu Sans Mono"/>
    </style:style>
    <style:style style:name="ce36" style:family="table-cell" style:parent-style-name="Default" style:data-style-name="N0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4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46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font-name="DejaVu Sans Mono" fo:font-size="10pt" style:font-size-asian="10pt" style:font-size-complex="10pt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style:use-window-font-color="true" style:font-name="DejaVu Sans Mono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DejaVu Sans Mono"/>
    </style:style>
    <style:style style:name="ce49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/>
      <style:paragraph-properties fo:text-align="start" fo:margin-left="0in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51" style:family="table-cell" style:parent-style-name="Default">
      <style:table-cell-properties fo:background-color="#b3cac7" style:text-align-source="fix" style:repeat-content="false"/>
      <style:paragraph-properties fo:text-align="start" fo:margin-left="0in"/>
      <style:text-properties style:font-name="DejaVu Sans Mono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 Mono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DejaVu Sans Mono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 Mono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 Mono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font-name="DejaVu Sans Mono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style:font-name="DejaVu Sans Mono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 Mono"/>
    </style:style>
    <style:style style:name="ce67" style:family="table-cell" style:parent-style-name="Default">
      <style:table-cell-properties fo:border-bottom="0.74pt solid #000000" fo:background-color="#00a933" fo:border-left="0.74pt solid #000000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style:font-name="DejaVu Sans Mono"/>
    </style:style>
    <style:style style:name="ce7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end" fo:margin-left="0in"/>
      <style:text-properties style:font-name="DejaVu Sans Mono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in"/>
      <style:text-properties style:font-name="DejaVu Sans Mono"/>
    </style:style>
    <style:style style:name="ce69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DejaVu Sans Mono" fo:font-size="10pt" style:font-size-asian="10pt" style:font-size-complex="10pt"/>
    </style:style>
    <style:style style:name="ce78" style:family="table-cell" style:parent-style-name="Default">
      <style:table-cell-properties fo:border-bottom="none" fo:background-color="transparent" fo:border-left="0.74pt solid #000000" fo:border-right="none" fo:border-top="none"/>
      <style:text-properties style:use-window-font-color="true" style:font-name="DejaVu Sans Mono"/>
    </style:style>
    <style:style style:name="ce7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81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start" fo:margin-left="0in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style:font-name="DejaVu Sans Mono"/>
    </style:style>
    <style:style style:name="ce83" style:family="table-cell" style:parent-style-name="Default">
      <style:table-cell-properties fo:border-bottom="none" fo:background-color="#b3cac7" style:text-align-source="fix" style:repeat-content="false" fo:border-left="none" fo:border-right="0.74pt solid #000000" fo:border-top="none"/>
      <style:paragraph-properties fo:text-align="end" fo:margin-left="0in"/>
      <style:text-properties style:font-name="DejaVu Sans Mono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style:font-name="DejaVu Sans Mono"/>
    </style:style>
    <style:style style:name="ce93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DejaVu Sans Mono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style:font-name="DejaVu Sans Mono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style:font-name="DejaVu Sans Mono" fo:font-size="10pt" style:font-size-asian="10pt" style:font-size-complex="10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style:use-window-font-color="true" style:font-name="DejaVu Sans Mono"/>
    </style:style>
    <style:style style:name="ce90" style:family="table-cell" style:parent-style-name="Default">
      <style:table-cell-properties fo:border-bottom="0.74pt solid #000000" fo:background-color="#00a933" fo:border-left="none" fo:border-right="none" fo:border-top="none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92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style:font-name="DejaVu Sans Mono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DejaVu Sans Mono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transparent" fo:border="none"/>
      <style:text-properties style:font-name="DejaVu Sans Mono"/>
    </style:style>
    <style:style style:name="ce116" style:family="table-cell" style:parent-style-name="Default">
      <style:table-cell-properties fo:background-color="transparent"/>
      <style:text-properties style:font-name="DejaVu Sans Mono"/>
    </style:style>
    <style:style style:name="ce96" style:family="table-cell" style:parent-style-name="Default" style:data-style-name="N0">
      <style:table-cell-properties fo:background-color="transparent"/>
      <style:text-properties style:font-name="DejaVu Sans Mono"/>
    </style:style>
    <style:style style:name="ce99" style:family="table-cell" style:parent-style-name="Default">
      <style:table-cell-properties fo:background-color="transparent"/>
      <style:text-properties style:font-name="DejaVu Sans Mono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use-window-font-color="true" style:font-name="DejaVu Sans Mono"/>
    </style:style>
    <style:style style:name="ce167" style:family="table-cell" style:parent-style-name="Default">
      <style:text-properties style:font-name="DejaVu Sans Mono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font-name="DejaVu Sans Mono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DejaVu Sans Mono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DejaVu Sans Mono"/>
    </style:style>
    <style:style style:name="ce109" style:family="table-cell" style:parent-style-name="Default" style:data-style-name="N0">
      <style:table-cell-properties fo:border-bottom="none" fo:background-color="transparent" fo:border-left="0.74pt solid #000000" fo:border-right="none" fo:border-top="none"/>
      <style:text-properties style:font-name="DejaVu Sans Mono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in"/>
      <style:text-properties style:font-name="DejaVu Sans Mono"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in"/>
      <style:text-properties style:use-window-font-color="true" style:font-name="DejaVu Sans Mono"/>
    </style:style>
    <style:style style:name="ce11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none"/>
      <style:paragraph-properties fo:text-align="end" fo:margin-left="0in"/>
      <style:text-properties fo:color="#ffffff" style:font-name="DejaVu Sans Mono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style:use-window-font-color="true" style:font-name="DejaVu Sans Mono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style:font-name="DejaVu Sans Mono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weight="normal" style:font-weight-asian="normal" style:font-weight-complex="normal"/>
    </style:style>
    <style:style style:name="ce119" style:family="table-cell" style:parent-style-name="Default" style:data-style-name="N2">
      <style:table-cell-properties fo:wrap-option="no-wrap"/>
      <style:text-properties style:font-name="DejaVu Sans Mono"/>
    </style:style>
    <style:style style:name="ce143" style:family="table-cell" style:parent-style-name="Default" style:data-style-name="N49">
      <style:table-cell-properties fo:background-color="#00a933" fo:wrap-option="no-wrap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49">
      <style:text-properties style:font-name="DejaVu Sans Mono"/>
    </style:style>
    <style:style style:name="ce180" style:family="table-cell" style:parent-style-name="Default" style:data-style-name="N2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ackground-color="transparent"/>
      <style:text-properties style:font-name="DejaVu Sans Mono"/>
    </style:style>
    <style:style style:name="ce182" style:family="table-cell" style:parent-style-name="Default" style:data-style-name="N2">
      <style:table-cell-properties fo:background-color="transparent" fo:border="none"/>
      <style:text-properties style:font-name="DejaVu Sans Mono"/>
    </style:style>
    <style:style style:name="ce148" style:family="table-cell" style:parent-style-name="Default" style:data-style-name="N1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">
      <style:text-properties style:font-name="DejaVu Sans Mono"/>
    </style:style>
    <style:style style:name="ce150" style:family="table-cell" style:parent-style-name="Default">
      <style:table-cell-properties fo:background-color="#00a933" fo:wrap-option="no-wrap" fo:border="non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ackground-color="#00a933" fo:wrap-option="no-wrap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ext-properties style:font-name="DejaVu Sans Mono" fo:font-size="8pt" style:font-size-asian="8pt" style:font-size-complex="8pt"/>
    </style:style>
    <style:style style:name="ce188" style:family="table-cell" style:parent-style-name="Default" style:data-style-name="N2">
      <style:text-properties style:font-name="DejaVu Sans Mono"/>
    </style:style>
    <style:style style:name="ce159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ext-properties style:font-name="DejaVu Sans Mono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0pt" style:font-size-asian="10pt" style:font-size-complex="10pt"/>
    </style:style>
    <style:style style:name="ce163" style:family="table-cell" style:parent-style-name="Default" style:data-style-name="N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0">
      <style:text-properties style:font-name="DejaVu Sans Mono" fo:font-size="10pt" style:font-size-asian="10pt" style:font-size-complex="10pt"/>
    </style:style>
    <style:style style:name="ce165" style:family="table-cell" style:parent-style-name="Default" style:data-style-name="N10">
      <style:table-cell-properties fo:background-color="#00a933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">
      <style:text-properties style:font-name="DejaVu Sans Mono" fo:font-size="10pt" style:font-size-asian="10pt" style:font-size-complex="10pt"/>
    </style:style>
    <style:style style:name="ce145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gr2" style:family="graphic">
      <style:graphic-properties fo:min-height="1.5555in" loext:decorative="false"/>
      <style:paragraph-properties style:writing-mode="lr-tb"/>
    </style:style>
    <style:style style:name="gr3" style:family="graphic">
      <style:graphic-properties fo:min-height="1.4in" loext:decorative="false"/>
      <style:paragraph-properties style:writing-mode="lr-tb"/>
    </style:style>
    <style:style style:name="gr4" style:family="graphic" style:parent-style-name="Note">
      <style:graphic-properties fo:min-height="0.9335in" loext:decorative="false"/>
      <style:paragraph-properties style:writing-mode="lr-tb"/>
    </style:style>
    <style:style style:name="gr5" style:family="graphic" style:parent-style-name="Note">
      <style:graphic-properties fo:min-height="1.089in" loext:decorative="false"/>
      <style:paragraph-properties style:writing-mode="lr-tb"/>
    </style:style>
    <style:style style:name="gr6" style:family="graphic" style:parent-style-name="Note">
      <style:graphic-properties fo:min-height="1.5555in" loext:decorative="false"/>
      <style:paragraph-properties style:writing-mode="lr-tb"/>
    </style:style>
    <style:style style:name="gr7" style:family="graphic" style:parent-style-name="Note">
      <style:graphic-properties fo:min-height="1.4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rainingLog.A2">
          <table:error-message table:message-type="stop" table:display="true"/>
        </table:content-validation>
        <table:content-validation table:name="val2" table:condition="of:cell-content-is-in-list([$ExerciseDatabase.$A$2:.$A$1048576])" table:allow-empty-cell="true" table:display-list="unsorted" table:base-cell-address="TrainingLog.C1">
          <table:error-message table:message-type="stop" table:display="true"/>
        </table:content-validation>
      </table:content-validations>
      <table:table table:name="TrainingLog" table:style-name="ta1">
        <office:forms form:automatic-focus="false" form:apply-design-mode="false"/>
        <table:table-column table:style-name="co11" table:default-cell-style-name="ce24"/>
        <table:table-column table:style-name="co12" table:default-cell-style-name="ce48"/>
        <table:table-column table:style-name="co3" table:default-cell-style-name="ce35"/>
        <table:table-column table:style-name="co13" table:default-cell-style-name="ce79"/>
        <table:table-column table:style-name="co13" table:default-cell-style-name="ce82"/>
        <table:table-column table:style-name="co13" table:default-cell-style-name="ce167"/>
        <table:table-column table:style-name="co13" table:default-cell-style-name="ce91"/>
        <table:table-column table:style-name="co13" table:default-cell-style-name="ce79"/>
        <table:table-column table:style-name="co13" table:default-cell-style-name="ce82"/>
        <table:table-column table:style-name="co13" table:default-cell-style-name="ce167"/>
        <table:table-column table:style-name="co13" table:default-cell-style-name="ce82"/>
        <table:table-column table:style-name="co20" table:default-cell-style-name="ce68"/>
        <table:table-column table:style-name="co20" table:default-cell-style-name="ce82"/>
        <table:table-column table:style-name="co21" table:default-cell-style-name="ce82"/>
        <table:table-column table:style-name="co7" table:default-cell-style-name="ce35"/>
        <table:table-column table:style-name="co22" table:default-cell-style-name="ce167"/>
        <table:table-column table:style-name="co7" table:number-columns-repeated="16368" table:default-cell-style-name="ce167"/>
        <table:table-row table:style-name="ro1">
          <table:table-cell table:style-name="ce16" office:value-type="string" calcext:value-type="string">
            <text:p>Date</text:p>
          </table:table-cell>
          <table:table-cell table:style-name="ce36" office:value-type="string" calcext:value-type="string">
            <text:p>Num</text:p>
          </table:table-cell>
          <table:table-cell table:style-name="ce49" office:value-type="string" calcext:value-type="string">
            <text:p>Exercise</text:p>
          </table:table-cell>
          <table:table-cell table:style-name="ce67" office:value-type="string" calcext:value-type="string">
            <text:p>R1</text:p>
          </table:table-cell>
          <table:table-cell table:style-name="ce81" office:value-type="string" calcext:value-type="string">
            <text:p>W1</text:p>
          </table:table-cell>
          <table:table-cell table:style-name="ce90" office:value-type="string" calcext:value-type="string">
            <text:p>R2</text:p>
          </table:table-cell>
          <table:table-cell table:style-name="ce49" office:value-type="string" calcext:value-type="string">
            <text:p>W2</text:p>
          </table:table-cell>
          <table:table-cell table:style-name="ce67" office:value-type="string" calcext:value-type="string">
            <text:p>R3</text:p>
          </table:table-cell>
          <table:table-cell table:style-name="ce81" office:value-type="string" calcext:value-type="string">
            <text:p>W3</text:p>
          </table:table-cell>
          <table:table-cell table:style-name="ce90" office:value-type="string" calcext:value-type="string">
            <text:p>R4</text:p>
          </table:table-cell>
          <table:table-cell table:style-name="ce81" office:value-type="string" calcext:value-type="string">
            <text:p>W4</text:p>
          </table:table-cell>
          <table:table-cell table:style-name="ce67" office:value-type="string" calcext:value-type="string">
            <text:p>R5</text:p>
          </table:table-cell>
          <table:table-cell table:style-name="ce81" office:value-type="string" calcext:value-type="string">
            <text:p>W5</text:p>
          </table:table-cell>
          <table:table-cell table:style-name="ce112" office:value-type="string" calcext:value-type="string">
            <text:p>Location</text:p>
          </table:table-cell>
          <table:table-cell table:style-name="ce112" office:value-type="string" calcext:value-type="string">
            <text:p>Notes</text:p>
          </table:table-cell>
          <table:table-cell table:number-columns-repeated="16369"/>
        </table:table-row>
        <table:table-row table:style-name="ro1">
          <table:table-cell table:style-name="ce17" table:content-validation-name="val1" office:value-type="date" office:date-value="2024-06-24" calcext:value-type="date">
            <text:p>2024-06-24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Barbell back squat</text:p>
          </table:table-cell>
          <table:table-cell table:style-name="ce68" table:content-validation-name="val1" office:value-type="float" office:value="10" calcext:value-type="float">
            <text:p>10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91" table:content-validation-name="val1" office:value-type="float" office:value="7" calcext:value-type="float">
            <text:p>7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68" table:content-validation-name="val1" office:value-type="float" office:value="8" calcext:value-type="float">
            <text:p>8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 office:value-type="string" calcext:value-type="string">
            <text:p>Right knee is crunchy o_O</text:p>
          </table:table-cell>
          <table:table-cell table:number-columns-repeated="16369"/>
        </table:table-row>
        <table:table-row table:style-name="ro1">
          <table:table-cell table:style-name="ce17" table:content-validation-name="val1" office:value-type="date" office:date-value="2024-06-24" calcext:value-type="date">
            <text:p>2024-06-24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Barbell romanian deadlift</text:p>
          </table:table-cell>
          <table:table-cell table:style-name="ce68" table:content-validation-name="val1" office:value-type="float" office:value="12" calcext:value-type="float">
            <text:p>12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office:value-type="float" office:value="10" calcext:value-type="float">
            <text:p>10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68" table:content-validation-name="val1" office:value-type="float" office:value="9" calcext:value-type="float">
            <text:p>9</text:p>
          </table:table-cell>
          <table:table-cell table:content-validation-name="val1" office:value-type="float" office:value="80" calcext:value-type="float">
            <text:p>8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17" table:content-validation-name="val1" office:value-type="date" office:date-value="2024-06-24" calcext:value-type="date">
            <text:p>2024-06-24</text:p>
          </table:table-cell>
          <table:table-cell table:style-name="ce39"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Barbell calf raise</text:p>
          </table:table-cell>
          <table:table-cell table:style-name="ce68" table:content-validation-name="val1" office:value-type="float" office:value="17" calcext:value-type="float">
            <text:p>17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office:value-type="float" office:value="16" calcext:value-type="float">
            <text:p>16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68" table:content-validation-name="val1" office:value-type="float" office:value="15" calcext:value-type="float">
            <text:p>15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19" table:content-validation-name="val1" office:value-type="date" office:date-value="2024-06-26" calcext:value-type="date">
            <text:p>2024-06-26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51" table:content-validation-name="val2" office:value-type="string" calcext:value-type="string">
            <text:p>Pull-up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8" calcext:value-type="float">
            <text:p>8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10" calcext:value-type="float">
            <text:p>10</text:p>
          </table:table-cell>
          <table:table-cell table:style-name="ce92" table:content-validation-name="val1" office:value-type="float" office:value="0" calcext:value-type="float">
            <text:p>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19" table:content-validation-name="val1" office:value-type="date" office:date-value="2024-06-26" calcext:value-type="date">
            <text:p>2024-06-26</text:p>
          </table:table-cell>
          <table:table-cell table:style-name="ce40" table:content-validation-name="val1" office:value-type="float" office:value="2" calcext:value-type="float">
            <text:p>2</text:p>
          </table:table-cell>
          <table:table-cell table:style-name="ce51" table:content-validation-name="val2" office:value-type="string" calcext:value-type="string">
            <text:p>Barbell bench press</text:p>
          </table:table-cell>
          <table:table-cell table:style-name="ce70" table:content-validation-name="val1" office:value-type="float" office:value="8" calcext:value-type="float">
            <text:p>8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7" calcext:value-type="float">
            <text:p>7</text:p>
          </table:table-cell>
          <table:table-cell table:style-name="ce92" table:content-validation-name="val1" office:value-type="float" office:value="100" calcext:value-type="float">
            <text:p>100</text:p>
          </table:table-cell>
          <table:table-cell table:style-name="ce70" table:content-validation-name="val1" office:value-type="float" office:value="5" calcext:value-type="float">
            <text:p>5</text:p>
          </table:table-cell>
          <table:table-cell table:style-name="ce83" table:content-validation-name="val1" office:value-type="float" office:value="100" calcext:value-type="float">
            <text:p>10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80" calcext:value-type="float">
            <text:p>8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117" table:content-validation-name="val1"/>
          <table:table-cell table:number-columns-repeated="16369"/>
        </table:table-row>
        <table:table-row table:style-name="ro1">
          <table:table-cell table:style-name="ce19" table:content-validation-name="val1" office:value-type="date" office:date-value="2024-06-26" calcext:value-type="date">
            <text:p>2024-06-26</text:p>
          </table:table-cell>
          <table:table-cell table:style-name="ce40" table:content-validation-name="val1" office:value-type="float" office:value="3" calcext:value-type="float">
            <text:p>3</text:p>
          </table:table-cell>
          <table:table-cell table:style-name="ce51" table:content-validation-name="val2" office:value-type="string" calcext:value-type="string">
            <text:p>Pullover</text:p>
          </table:table-cell>
          <table:table-cell table:style-name="ce70" table:content-validation-name="val1" office:value-type="float" office:value="12" calcext:value-type="float">
            <text:p>12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12" calcext:value-type="float">
            <text:p>12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 office:value-type="float" office:value="10" calcext:value-type="float">
            <text:p>10</text:p>
          </table:table-cell>
          <table:table-cell table:style-name="ce83" table:content-validation-name="val1" office:value-type="float" office:value="20" calcext:value-type="float">
            <text:p>20</text:p>
          </table:table-cell>
          <table:table-cell table:style-name="ce92" table:content-validation-name="val1" office:value-type="float" office:value="9" calcext:value-type="float">
            <text:p>9</text:p>
          </table:table-cell>
          <table:table-cell table:style-name="ce92" table:content-validation-name="val1" office:value-type="float" office:value="20" calcext:value-type="float">
            <text:p>20</text:p>
          </table:table-cell>
          <table:table-cell table:style-name="ce70" table:content-validation-name="val1"/>
          <table:table-cell table:style-name="ce83" table:content-validation-name="val1"/>
          <table:table-cell table:style-name="ce83" table:content-validation-name="val1" office:value-type="string" calcext:value-type="string">
            <text:p>Planet Fitness</text:p>
          </table:table-cell>
          <table:table-cell table:style-name="ce52" table:content-validation-name="val1" office:value-type="string" calcext:value-type="string">
            <text:p>Did it with barbell.</text:p>
          </table:table-cell>
          <table:table-cell table:number-columns-repeated="16369"/>
        </table:table-row>
        <table:table-row table:style-name="ro1">
          <table:table-cell table:style-name="ce20" table:content-validation-name="val1" office:value-type="date" office:date-value="2024-07-02" calcext:value-type="date">
            <text:p>2024-07-02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Barbell back squat</text:p>
          </table:table-cell>
          <table:table-cell table:style-name="ce68" table:content-validation-name="val1" office:value-type="float" office:value="12" calcext:value-type="float">
            <text:p>12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91" table:content-validation-name="val1" office:value-type="float" office:value="8" calcext:value-type="float">
            <text:p>8</text:p>
          </table:table-cell>
          <table:table-cell table:content-validation-name="val1" office:value-type="float" office:value="100" calcext:value-type="float">
            <text:p>100</text:p>
          </table:table-cell>
          <table:table-cell table:style-name="ce68" table:content-validation-name="val1" office:value-type="float" office:value="8" calcext:value-type="float">
            <text:p>8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 office:value-type="string" calcext:value-type="string">
            <text:p>No crunch this time</text:p>
          </table:table-cell>
          <table:table-cell table:number-columns-repeated="16369"/>
        </table:table-row>
        <table:table-row table:style-name="ro1">
          <table:table-cell table:style-name="ce20" table:content-validation-name="val1" office:value-type="date" office:date-value="2024-07-02" calcext:value-type="date">
            <text:p>2024-07-02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Barbell romanian deadlift</text:p>
          </table:table-cell>
          <table:table-cell table:style-name="ce68" table:content-validation-name="val1" office:value-type="float" office:value="13" calcext:value-type="float">
            <text:p>13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91" table:content-validation-name="val1" office:value-type="float" office:value="11" calcext:value-type="float">
            <text:p>11</text:p>
          </table:table-cell>
          <table:table-cell table:content-validation-name="val1" office:value-type="float" office:value="90" calcext:value-type="float">
            <text:p>90</text:p>
          </table:table-cell>
          <table:table-cell table:style-name="ce68" table:content-validation-name="val1" office:value-type="float" office:value="10" calcext:value-type="float">
            <text:p>10</text:p>
          </table:table-cell>
          <table:table-cell table:content-validation-name="val1" office:value-type="float" office:value="80" calcext:value-type="float">
            <text:p>8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20" table:content-validation-name="val1" office:value-type="date" office:date-value="2024-07-02" calcext:value-type="date">
            <text:p>2024-07-02</text:p>
          </table:table-cell>
          <table:table-cell table:style-name="ce39"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Barbell calf raise</text:p>
          </table:table-cell>
          <table:table-cell table:style-name="ce68" table:content-validation-name="val1" office:value-type="float" office:value="20" calcext:value-type="float">
            <text:p>20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office:value-type="float" office:value="17" calcext:value-type="float">
            <text:p>17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68" table:content-validation-name="val1" office:value-type="float" office:value="15" calcext:value-type="float">
            <text:p>15</text:p>
          </table:table-cell>
          <table:table-cell table:content-validation-name="val1" office:value-type="float" office:value="110" calcext:value-type="float">
            <text:p>110</text:p>
          </table:table-cell>
          <table:table-cell table:style-name="ce91" table:content-validation-name="val1" table:number-columns-repeated="2"/>
          <table:table-cell table:content-validation-name="val1" table:number-columns-repeated="2"/>
          <table:table-cell table:content-validation-name="val1" office:value-type="string" calcext:value-type="string">
            <text:p>Home</text:p>
          </table:table-cell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20" table:content-validation-name="val1"/>
          <table:table-cell table:style-name="ce41" table:content-validation-name="val1"/>
          <table:table-cell table:style-name="ce53" table:content-validation-name="val2"/>
          <table:table-cell table:style-name="ce66" table:content-validation-name="val1"/>
          <table:table-cell table:style-name="ce85" table:content-validation-name="val1"/>
          <table:table-cell table:style-name="ce113" table:content-validation-name="val1" table:number-columns-repeated="2"/>
          <table:table-cell table:style-name="ce66" table:content-validation-name="val1"/>
          <table:table-cell table:style-name="ce85" table:content-validation-name="val1"/>
          <table:table-cell table:style-name="ce113" table:content-validation-name="val1" table:number-columns-repeated="2"/>
          <table:table-cell table:style-name="ce66" table:content-validation-name="val1"/>
          <table:table-cell table:style-name="ce85" table:content-validation-name="val1" table:number-columns-repeated="2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17" table:content-validation-name="val1"/>
          <table:table-cell table:style-name="ce41" table:content-validation-name="val1"/>
          <table:table-cell table:style-name="ce43" table:content-validation-name="val2"/>
          <table:table-cell table:style-name="ce69" table:content-validation-name="val1"/>
          <table:table-cell table:style-name="ce93" table:content-validation-name="val1"/>
          <table:table-cell table:style-name="ce57" table:content-validation-name="val1" table:number-columns-repeated="2"/>
          <table:table-cell table:style-name="ce69" table:content-validation-name="val1"/>
          <table:table-cell table:style-name="ce93" table:content-validation-name="val1"/>
          <table:table-cell table:style-name="ce57" table:content-validation-name="val1" table:number-columns-repeated="2"/>
          <table:table-cell table:style-name="ce69" table:content-validation-name="val1"/>
          <table:table-cell table:style-name="ce93" table:content-validation-name="val1"/>
          <table:table-cell table:style-name="ce8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2">
          <table:table-cell table:style-name="ce17" table:content-validation-name="val1"/>
          <table:table-cell table:style-name="ce41" table:content-validation-name="val1"/>
          <table:table-cell table:style-name="ce43" table:content-validation-name="val2"/>
          <table:table-cell table:style-name="ce69" table:content-validation-name="val1"/>
          <table:table-cell table:style-name="ce93" table:content-validation-name="val1"/>
          <table:table-cell table:style-name="ce57" table:content-validation-name="val1"/>
          <table:table-cell table:style-name="ce93" table:content-validation-name="val1"/>
          <table:table-cell table:style-name="ce69" table:content-validation-name="val1"/>
          <table:table-cell table:style-name="ce93" table:content-validation-name="val1"/>
          <table:table-cell table:style-name="ce57" table:content-validation-name="val1"/>
          <table:table-cell table:style-name="ce93" table:content-validation-name="val1"/>
          <table:table-cell table:style-name="ce69" table:content-validation-name="val1"/>
          <table:table-cell table:style-name="ce93" table:content-validation-name="val1"/>
          <table:table-cell table:style-name="ce85" table:content-validation-name="val1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21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>
          <table:table-cell table:style-name="ce21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94" table:content-validation-name="val1"/>
          <table:table-cell table:style-name="ce86" table:content-validation-name="val1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2">
          <table:table-cell table:style-name="ce21" table:content-validation-name="val1"/>
          <table:table-cell table:style-name="ce42" table:content-validation-name="val1"/>
          <table:table-cell table:style-name="ce54" table:content-validation-name="val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94" table:content-validation-name="val1" table:number-columns-repeated="2"/>
          <table:table-cell table:style-name="ce76" table:content-validation-name="val1"/>
          <table:table-cell table:style-name="ce86" table:content-validation-name="val1"/>
          <table:table-cell table:style-name="ce115" table:content-validation-name="val1"/>
          <table:table-cell table:style-name="ce52" table:content-validation-name="val1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52"/>
          <table:table-cell table:number-columns-repeated="16369"/>
        </table:table-row>
        <table:table-row table:style-name="ro1" table:number-rows-repeated="13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9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104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2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04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9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93"/>
          <table:table-cell table:style-name="ce116" table:number-columns-repeated="2"/>
          <table:table-cell table:style-name="ce69"/>
          <table:table-cell table:style-name="ce93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2"/>
          <table:table-cell table:style-name="ce116" table:number-columns-repeated="16367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96"/>
          <table:table-cell table:style-name="ce113"/>
          <table:table-cell table:style-name="ce10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22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104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22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>
          <table:table-cell table:style-name="ce22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7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/>
          <table:table-cell table:style-name="ce119"/>
          <table:table-cell table:number-columns-repeated="16367"/>
        </table:table-row>
        <table:table-row table:style-name="ro1" table:number-rows-repeated="60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2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/>
          <table:table-cell table:style-name="ce133"/>
          <table:table-cell table:style-name="ce43"/>
          <table:table-cell table:number-columns-repeated="16369"/>
        </table:table-row>
        <table:table-row table:style-name="ro1" table:number-rows-repeated="1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2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23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23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6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23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23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7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23"/>
          <table:table-cell table:style-name="ce46"/>
          <table:table-cell table:style-name="ce61" table:content-validation-name="val2"/>
          <table:table-cell table:style-name="ce77"/>
          <table:table-cell table:style-name="ce88"/>
          <table:table-cell table:style-name="ce99"/>
          <table:table-cell table:style-name="ce106"/>
          <table:table-cell table:style-name="ce77"/>
          <table:table-cell table:style-name="ce88"/>
          <table:table-cell table:style-name="ce99"/>
          <table:table-cell table:style-name="ce88"/>
          <table:table-cell table:style-name="ce110"/>
          <table:table-cell table:style-name="ce88" table:number-columns-repeated="2"/>
          <table:table-cell table:style-name="ce43"/>
          <table:table-cell table:number-columns-repeated="16369"/>
        </table:table-row>
        <table:table-row table:style-name="ro1" table:number-rows-repeated="10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0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64" table:content-validation-name="val2"/>
          <table:table-cell table:style-name="ce69"/>
          <table:table-cell table:style-name="ce85"/>
          <table:table-cell table:style-name="ce69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1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90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8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9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64" table:content-validation-name="val2"/>
          <table:table-cell table:style-name="ce66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8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2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69"/>
          <table:table-cell table:style-name="ce113"/>
          <table:table-cell table:style-name="ce69"/>
          <table:table-cell table:style-name="ce85"/>
          <table:table-cell table:style-name="ce69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3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5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56" table:content-validation-name="val2"/>
          <table:table-cell table:style-name="ce69"/>
          <table:table-cell table:style-name="ce85"/>
          <table:table-cell table:style-name="ce95"/>
          <table:table-cell table:style-name="ce104"/>
          <table:table-cell table:style-name="ce69"/>
          <table:table-cell table:style-name="ce85"/>
          <table:table-cell table:style-name="ce95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22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20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107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20"/>
          <table:table-cell table:style-name="ce47"/>
          <table:table-cell table:style-name="ce65" table:content-validation-name="val2"/>
          <table:table-cell table:style-name="ce78"/>
          <table:table-cell table:style-name="ce89"/>
          <table:table-cell table:style-name="ce102"/>
          <table:table-cell table:style-name="ce89"/>
          <table:table-cell table:style-name="ce78"/>
          <table:table-cell table:style-name="ce89"/>
          <table:table-cell table:style-name="ce102"/>
          <table:table-cell table:style-name="ce89"/>
          <table:table-cell table:style-name="ce111"/>
          <table:table-cell table:style-name="ce89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85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4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113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7">
          <table:table-cell table:style-name="ce17"/>
          <table:table-cell table:style-name="ce45"/>
          <table:table-cell table:style-name="ce43" table:content-validation-name="val2"/>
          <table:table-cell table:style-name="ce69"/>
          <table:table-cell table:style-name="ce85"/>
          <table:table-cell table:style-name="ce116"/>
          <table:table-cell table:style-name="ce113"/>
          <table:table-cell table:style-name="ce69"/>
          <table:table-cell table:style-name="ce85"/>
          <table:table-cell table:style-name="ce116"/>
          <table:table-cell table:style-name="ce85"/>
          <table:table-cell table:style-name="ce66"/>
          <table:table-cell table:style-name="ce85" table:number-columns-repeated="2"/>
          <table:table-cell table:style-name="ce43"/>
          <table:table-cell table:number-columns-repeated="16369"/>
        </table:table-row>
        <table:table-row table:style-name="ro1" table:number-rows-repeated="1046969">
          <table:table-cell table:number-columns-repeated="2"/>
          <table:table-cell table:content-validation-name="val2"/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</table:table>
      <table:table table:name="HealthLog" table:style-name="ta1">
        <office:forms form:automatic-focus="false" form:apply-design-mode="false"/>
        <table:table-column table:style-name="co11" table:default-cell-style-name="ce146"/>
        <table:table-column table:style-name="co23" table:default-cell-style-name="ce181"/>
        <table:table-column table:style-name="co24" table:visibility="collapse" table:default-cell-style-name="ce184"/>
        <table:table-column table:style-name="co25" table:visibility="collapse" table:default-cell-style-name="ce57"/>
        <table:table-column table:style-name="co26" table:default-cell-style-name="ce57"/>
        <table:table-column table:style-name="co7" table:number-columns-repeated="2" table:default-cell-style-name="ce57"/>
        <table:table-column table:style-name="co7" table:number-columns-repeated="4" table:default-cell-style-name="ce167"/>
        <table:table-column table:style-name="co7" table:number-columns-repeated="3" table:default-cell-style-name="ce188"/>
        <table:table-column table:style-name="co7" table:number-columns-repeated="16370" table:default-cell-style-name="ce167"/>
        <table:table-row table:style-name="ro1">
          <table:table-cell table:style-name="ce143" office:value-type="string" calcext:value-type="string">
            <office:annotation draw:style-name="gr4" svg:width="1.1413in" svg:height="1.0122in" svg:x="1.2154in" svg:y="0in" draw:caption-point-x="-0.2402in" draw:caption-point-y="0.0039in">
              <dc:creator>Unknown Author</dc:creator>
              <dc:date>2024-07-04T00:00:00</dc:date>
              <text:p>For now empty dates need to also be included. This is so R can work as expected.</text:p>
            </office:annotation>
            <text:p>Date</text:p>
          </table:table-cell>
          <table:table-cell table:style-name="ce180" office:value-type="string" calcext:value-type="string">
            <text:p>BodyWeight</text:p>
          </table:table-cell>
          <table:table-cell table:style-name="ce148" office:value-type="string" calcext:value-type="string">
            <text:p>Kalorid</text:p>
          </table:table-cell>
          <table:table-cell table:style-name="ce150" office:value-type="string" calcext:value-type="string">
            <text:p>Sammud</text:p>
          </table:table-cell>
          <table:table-cell table:style-name="ce150" office:value-type="string" calcext:value-type="string">
            <office:annotation draw:style-name="gr5" svg:width="1.1413in" svg:height="1.1677in" svg:x="3.2591in" svg:y="0in" draw:caption-point-x="-0.2402in" draw:caption-point-y="0.0039in">
              <dc:creator>Unknown Author</dc:creator>
              <dc:date>2024-07-04T00:00:00</dc:date>
              <text:p>This includes anything you consider being "active". You could include walking time too for example.</text:p>
            </office:annotation>
            <text:p>ActiveMinutes</text:p>
          </table:table-cell>
          <table:table-cell table:style-name="ce150" office:value-type="string" calcext:value-type="string">
            <text:p>Calories</text:p>
          </table:table-cell>
          <table:table-cell table:style-name="ce150" office:value-type="string" calcext:value-type="string">
            <text:p>Steps</text:p>
          </table:table-cell>
          <table:table-cell table:style-name="ce151" office:value-type="string" calcext:value-type="string">
            <text:p>Notes</text:p>
          </table:table-cell>
          <table:table-cell table:style-name="ce187" table:number-columns-repeated="7"/>
          <table:table-cell table:style-name="ce159" table:number-columns-repeated="16368"/>
          <table:table-cell table:style-name="ce187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91.45" calcext:value-type="float">
            <text:p>91.45</text:p>
          </table:table-cell>
          <table:table-cell table:number-columns-repeated="5"/>
          <table:table-cell office:value-type="string" calcext:value-type="string">
            <text:p>Bla bla</text:p>
          </table:table-cell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table:style-name="Default" table:number-columns-repeated="7"/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table:number-columns-repeated="10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/>
          <table:table-cell office:value-type="float" office:value="4456.17" calcext:value-type="float">
            <text:p>445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/>
          <table:table-cell office:value-type="float" office:value="3746.79" calcext:value-type="float">
            <text:p>3747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29" calcext:value-type="date">
            <text:p>2024-06-29</text:p>
          </table:table-cell>
          <table:table-cell/>
          <table:table-cell office:value-type="float" office:value="3860.14" calcext:value-type="float">
            <text:p>3860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6-30" calcext:value-type="date">
            <text:p>2024-06-30</text:p>
          </table:table-cell>
          <table:table-cell/>
          <table:table-cell office:value-type="float" office:value="3786.34" calcext:value-type="float">
            <text:p>378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/>
          <table:table-cell office:value-type="float" office:value="4074.28" calcext:value-type="float">
            <text:p>4074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90" calcext:value-type="float">
            <text:p>90.00</text:p>
          </table:table-cell>
          <table:table-cell table:number-columns-repeated="5"/>
          <table:table-cell office:value-type="string" calcext:value-type="string">
            <text:p>Gettin lean YEAH</text:p>
          </table:table-cell>
          <table:table-cell table:number-columns-repeated="3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826.13" calcext:value-type="float">
            <text:p>3826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823.61" calcext:value-type="float">
            <text:p>3824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4184.68" calcext:value-type="float">
            <text:p>4185</text:p>
          </table:table-cell>
          <table:table-cell table:number-columns-repeated="8"/>
          <table:table-cell table:style-name="ce167" table:number-columns-repeated="3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3938.79" calcext:value-type="float">
            <text:p>393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114.79" calcext:value-type="float">
            <text:p>41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34.18" calcext:value-type="float">
            <text:p>4834</text:p>
          </table:table-cell>
          <table:table-cell table:number-columns-repeated="16381"/>
        </table:table-row>
        <table:table-row table:style-name="ro1" table:number-rows-repeated="5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655.89" calcext:value-type="float">
            <text:p>265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63.84" calcext:value-type="float">
            <text:p>27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145.91" calcext:value-type="float">
            <text:p>3146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78.99" calcext:value-type="float">
            <text:p>2779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3004.13" calcext:value-type="float">
            <text:p>300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11.22" calcext:value-type="float">
            <text:p>301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24.29" calcext:value-type="float">
            <text:p>282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796.67" calcext:value-type="float">
            <text:p>279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3040.72" calcext:value-type="float">
            <text:p>304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2831.02" calcext:value-type="float">
            <text:p>283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850.13" calcext:value-type="float">
            <text:p>4850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889" calcext:value-type="float">
            <text:p>1188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542" calcext:value-type="float">
            <text:p>155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827" calcext:value-type="float">
            <text:p>298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564" calcext:value-type="float">
            <text:p>215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028" calcext:value-type="float">
            <text:p>110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159" calcext:value-type="float">
            <text:p>181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10" calcext:value-type="float">
            <text:p>150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72" calcext:value-type="float">
            <text:p>187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227" calcext:value-type="float">
            <text:p>72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96" calcext:value-type="float">
            <text:p>2796</text:p>
          </table:table-cell>
          <table:table-cell office:value-type="float" office:value="16788" calcext:value-type="float">
            <text:p>167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office:value-type="float" office:value="14257" calcext:value-type="float">
            <text:p>142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18" calcext:value-type="float">
            <text:p>2818</text:p>
          </table:table-cell>
          <table:table-cell office:value-type="float" office:value="13905" calcext:value-type="float">
            <text:p>1390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673" calcext:value-type="float">
            <text:p>116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52" calcext:value-type="float">
            <text:p>103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344" calcext:value-type="float">
            <text:p>11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81" calcext:value-type="float">
            <text:p>2681</text:p>
          </table:table-cell>
          <table:table-cell office:value-type="float" office:value="18176" calcext:value-type="float">
            <text:p>1817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395" calcext:value-type="float">
            <text:p>3395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float" office:value="13727" calcext:value-type="float">
            <text:p>137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2" calcext:value-type="float">
            <text:p>93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645" calcext:value-type="float">
            <text:p>136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9" calcext:value-type="float">
            <text:p>105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83" calcext:value-type="float">
            <text:p>114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9125" calcext:value-type="float">
            <text:p>91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office:value-type="float" office:value="11914" calcext:value-type="float">
            <text:p>119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87" calcext:value-type="float">
            <text:p>122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183" calcext:value-type="float">
            <text:p>161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1" calcext:value-type="float">
            <text:p>100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64" calcext:value-type="float">
            <text:p>159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230" calcext:value-type="float">
            <text:p>162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15470" calcext:value-type="float">
            <text:p>154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19" calcext:value-type="float">
            <text:p>2619</text:p>
          </table:table-cell>
          <table:table-cell office:value-type="float" office:value="11703" calcext:value-type="float">
            <text:p>117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11482" calcext:value-type="float">
            <text:p>1148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0026" calcext:value-type="float">
            <text:p>100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775" calcext:value-type="float">
            <text:p>157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24" calcext:value-type="float">
            <text:p>101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42" calcext:value-type="float">
            <text:p>150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32" calcext:value-type="float">
            <text:p>103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378" calcext:value-type="float">
            <text:p>163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368" calcext:value-type="float">
            <text:p>123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946" calcext:value-type="float">
            <text:p>119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237" calcext:value-type="float">
            <text:p>152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950" calcext:value-type="float">
            <text:p>169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38" calcext:value-type="float">
            <text:p>131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76" calcext:value-type="float">
            <text:p>2576</text:p>
          </table:table-cell>
          <table:table-cell office:value-type="float" office:value="12963" calcext:value-type="float">
            <text:p>1296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12757" calcext:value-type="float">
            <text:p>127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71" calcext:value-type="float">
            <text:p>3571</text:p>
          </table:table-cell>
          <table:table-cell office:value-type="float" office:value="9209" calcext:value-type="float">
            <text:p>92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12" calcext:value-type="float">
            <text:p>166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968" calcext:value-type="float">
            <text:p>149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03" calcext:value-type="float">
            <text:p>98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74" calcext:value-type="float">
            <text:p>11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198" calcext:value-type="float">
            <text:p>121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38" calcext:value-type="float">
            <text:p>120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589" calcext:value-type="float">
            <text:p>155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299" calcext:value-type="float">
            <text:p>132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359" calcext:value-type="float">
            <text:p>173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01" calcext:value-type="float">
            <text:p>186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7" calcext:value-type="float">
            <text:p>2557</text:p>
          </table:table-cell>
          <table:table-cell office:value-type="float" office:value="10344" calcext:value-type="float">
            <text:p>103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3.3" calcext:value-type="float">
            <text:p>2553</text:p>
          </table:table-cell>
          <table:table-cell office:value-type="float" office:value="14925" calcext:value-type="float">
            <text:p>1492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279" calcext:value-type="float">
            <text:p>1527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350" calcext:value-type="float">
            <text:p>1135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1152" calcext:value-type="float">
            <text:p>1115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4284" calcext:value-type="float">
            <text:p>1428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67"/>
          <table:table-cell office:value-type="float" office:value="15083" calcext:value-type="float">
            <text:p>15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906" calcext:value-type="float">
            <text:p>1090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682" calcext:value-type="float">
            <text:p>96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6" calcext:value-type="float">
            <text:p>105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64" calcext:value-type="float">
            <text:p>84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753" calcext:value-type="float">
            <text:p>127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802" calcext:value-type="float">
            <text:p>158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9" calcext:value-type="float">
            <text:p>17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90" calcext:value-type="float">
            <text:p>156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482" calcext:value-type="float">
            <text:p>104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065" calcext:value-type="float">
            <text:p>130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788" calcext:value-type="float">
            <text:p>10788</text:p>
          </table:table-cell>
          <table:table-cell table:number-columns-repeated="1638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13082" calcext:value-type="float">
            <text:p>130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23519" calcext:value-type="float">
            <text:p>235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14293" calcext:value-type="float">
            <text:p>1429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84" calcext:value-type="float">
            <text:p>3184</text:p>
          </table:table-cell>
          <table:table-cell office:value-type="float" office:value="18806" calcext:value-type="float">
            <text:p>1880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11319" calcext:value-type="float">
            <text:p>113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32" calcext:value-type="float">
            <text:p>2732</text:p>
          </table:table-cell>
          <table:table-cell office:value-type="float" office:value="11940" calcext:value-type="float">
            <text:p>119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776" calcext:value-type="float">
            <text:p>87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94" calcext:value-type="float">
            <text:p>1029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3" calcext:value-type="float">
            <text:p>2983</text:p>
          </table:table-cell>
          <table:table-cell office:value-type="float" office:value="10832" calcext:value-type="float">
            <text:p>108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8" calcext:value-type="float">
            <text:p>2988</text:p>
          </table:table-cell>
          <table:table-cell office:value-type="float" office:value="14071" calcext:value-type="float">
            <text:p>140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08" calcext:value-type="float">
            <text:p>3008</text:p>
          </table:table-cell>
          <table:table-cell office:value-type="float" office:value="13303" calcext:value-type="float">
            <text:p>133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92" calcext:value-type="float">
            <text:p>4192</text:p>
          </table:table-cell>
          <table:table-cell office:value-type="float" office:value="10516" calcext:value-type="float">
            <text:p>105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27" calcext:value-type="float">
            <text:p>2427</text:p>
          </table:table-cell>
          <table:table-cell office:value-type="float" office:value="5695" calcext:value-type="float">
            <text:p>56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14333" calcext:value-type="float">
            <text:p>143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90" calcext:value-type="float">
            <text:p>1169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84" calcext:value-type="float">
            <text:p>2984</text:p>
          </table:table-cell>
          <table:table-cell office:value-type="float" office:value="11532" calcext:value-type="float">
            <text:p>115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1339" calcext:value-type="float">
            <text:p>113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268" calcext:value-type="float">
            <text:p>3268</text:p>
          </table:table-cell>
          <table:table-cell office:value-type="float" office:value="11926" calcext:value-type="float">
            <text:p>119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758" calcext:value-type="float">
            <text:p>3758</text:p>
          </table:table-cell>
          <table:table-cell office:value-type="float" office:value="11392" calcext:value-type="float">
            <text:p>1139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14578" calcext:value-type="float">
            <text:p>1457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87" calcext:value-type="float">
            <text:p>2887</text:p>
          </table:table-cell>
          <table:table-cell office:value-type="float" office:value="12526" calcext:value-type="float">
            <text:p>125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52" calcext:value-type="float">
            <text:p>3552</text:p>
          </table:table-cell>
          <table:table-cell office:value-type="float" office:value="12031" calcext:value-type="float">
            <text:p>1203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19" calcext:value-type="float">
            <text:p>3019</text:p>
          </table:table-cell>
          <table:table-cell office:value-type="float" office:value="10779" calcext:value-type="float">
            <text:p>107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10541" calcext:value-type="float">
            <text:p>105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345" calcext:value-type="float">
            <text:p>4345</text:p>
          </table:table-cell>
          <table:table-cell office:value-type="float" office:value="13111" calcext:value-type="float">
            <text:p>131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794" calcext:value-type="float">
            <text:p>117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89" calcext:value-type="float">
            <text:p>106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573" calcext:value-type="float">
            <text:p>14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93" calcext:value-type="float">
            <text:p>86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73" calcext:value-type="float">
            <text:p>105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42" calcext:value-type="float">
            <text:p>102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61" calcext:value-type="float">
            <text:p>12261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3193" calcext:value-type="float">
            <text:p>131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8" calcext:value-type="float">
            <text:p>98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00" calcext:value-type="float">
            <text:p>120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94" calcext:value-type="float">
            <text:p>93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53" calcext:value-type="float">
            <text:p>81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318" calcext:value-type="float">
            <text:p>223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889" calcext:value-type="float">
            <text:p>128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874" calcext:value-type="float">
            <text:p>48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16" calcext:value-type="float">
            <text:p>23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595" calcext:value-type="float">
            <text:p>95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543" calcext:value-type="float">
            <text:p>125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65" calcext:value-type="float">
            <text:p>187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89" calcext:value-type="float">
            <text:p>159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24" calcext:value-type="float">
            <text:p>86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15" calcext:value-type="float">
            <text:p>511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863" calcext:value-type="float">
            <text:p>138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234" calcext:value-type="float">
            <text:p>52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22" calcext:value-type="float">
            <text:p>176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31" calcext:value-type="float">
            <text:p>84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18" calcext:value-type="float">
            <text:p>106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436" calcext:value-type="float">
            <text:p>94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34" calcext:value-type="float">
            <text:p>81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62" calcext:value-type="float">
            <text:p>86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29" calcext:value-type="float">
            <text:p>116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853" calcext:value-type="float">
            <text:p>785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5013" calcext:value-type="float">
            <text:p>1501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34" calcext:value-type="float">
            <text:p>1053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560" calcext:value-type="float">
            <text:p>75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83" calcext:value-type="float">
            <text:p>100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407" calcext:value-type="float">
            <text:p>7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04" calcext:value-type="float">
            <text:p>131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19" calcext:value-type="float">
            <text:p>43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024" calcext:value-type="float">
            <text:p>90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969" calcext:value-type="float">
            <text:p>89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31" calcext:value-type="float">
            <text:p>98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10" calcext:value-type="float">
            <text:p>82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02" calcext:value-type="float">
            <text:p>65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76" calcext:value-type="float">
            <text:p>82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44" calcext:value-type="float">
            <text:p>76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25" calcext:value-type="float">
            <text:p>102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44" calcext:value-type="float">
            <text:p>98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8695" calcext:value-type="float">
            <text:p>86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54" calcext:value-type="float">
            <text:p>101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43" calcext:value-type="float">
            <text:p>166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00" calcext:value-type="float">
            <text:p>191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834" calcext:value-type="float">
            <text:p>198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800" calcext:value-type="float">
            <text:p>58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584" calcext:value-type="float">
            <text:p>165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48" calcext:value-type="float">
            <text:p>43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648" calcext:value-type="float">
            <text:p>146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66" calcext:value-type="float">
            <text:p>156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10" calcext:value-type="float">
            <text:p>114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495" calcext:value-type="float">
            <text:p>44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799" calcext:value-type="float">
            <text:p>77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36" calcext:value-type="float">
            <text:p>106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109" calcext:value-type="float">
            <text:p>71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66" calcext:value-type="float">
            <text:p>65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16" calcext:value-type="float">
            <text:p>631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4086" calcext:value-type="float">
            <text:p>140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120" calcext:value-type="float">
            <text:p>111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942" calcext:value-type="float">
            <text:p>199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7692" calcext:value-type="float">
            <text:p>76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11" calcext:value-type="float">
            <text:p>102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340" calcext:value-type="float">
            <text:p>73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797" calcext:value-type="float">
            <text:p>217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34" calcext:value-type="float">
            <text:p>76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96" calcext:value-type="float">
            <text:p>88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29" calcext:value-type="float">
            <text:p>118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55" calcext:value-type="float">
            <text:p>82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40" calcext:value-type="float">
            <text:p>51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407" calcext:value-type="float">
            <text:p>124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93" calcext:value-type="float">
            <text:p>19193</text:p>
          </table:table-cell>
          <table:table-cell table:number-columns-repeated="16380"/>
        </table:table-row>
        <table:table-row table:style-name="ro1" table:number-rows-repeated="88">
          <table:table-cell table:number-columns-repeated="16384"/>
        </table:table-row>
        <table:table-row table:style-name="ro1">
          <table:table-cell/>
          <table:table-cell table:style-name="ce182"/>
          <table:table-cell table:number-columns-repeated="16382"/>
        </table:table-row>
        <table:table-row table:style-name="ro1" table:number-rows-repeated="10481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rciseDatabase" table:style-name="ta1">
        <office:forms form:automatic-focus="false" form:apply-design-mode="false"/>
        <table:table-column table:style-name="co3" table:default-cell-style-name="ce161"/>
        <table:table-column table:style-name="co14" table:default-cell-style-name="ce161"/>
        <table:table-column table:style-name="co7" table:default-cell-style-name="ce164"/>
        <table:table-column table:style-name="co15" table:default-cell-style-name="ce166"/>
        <table:table-column table:style-name="co16" table:default-cell-style-name="ce161"/>
        <table:table-column table:style-name="co17" table:default-cell-style-name="ce161"/>
        <table:table-column table:style-name="co7" table:default-cell-style-name="ce161"/>
        <table:table-column table:style-name="co18" table:default-cell-style-name="ce161"/>
        <table:table-column table:style-name="co7" table:default-cell-style-name="ce161"/>
        <table:table-column table:style-name="co19" table:default-cell-style-name="ce161"/>
        <table:table-column table:style-name="co7" table:number-columns-repeated="16374" table:default-cell-style-name="ce161"/>
        <table:table-row table:style-name="ro1">
          <table:table-cell table:style-name="ce160" office:value-type="string" calcext:value-type="string">
            <text:p>Exercise</text:p>
          </table:table-cell>
          <table:table-cell table:style-name="ce160" office:value-type="string" calcext:value-type="string">
            <office:annotation draw:style-name="gr6" svg:width="1.1413in" svg:height="1.6343in" svg:x="3.8764in" svg:y="0in" draw:caption-point-x="-0.2402in" draw:caption-point-y="0.0039in">
              <dc:creator>Unknown Author</dc:creator>
              <dc:date>2024-07-02T00:00:00</dc:date>
              <text:p>0 means body-weight is unimportant in calculating tonnage</text:p>
              <text:p>1 means moving average of body-weight will be included in calculations</text:p>
            </office:annotation>
            <text:p>isBW</text:p>
          </table:table-cell>
          <table:table-cell table:style-name="ce163" office:value-type="string" calcext:value-type="string">
            <office:annotation draw:style-name="gr7" svg:width="1.1413in" svg:height="1.4787in" svg:x="4.7654in" svg:y="0in" draw:caption-point-x="-0.2402in" draw:caption-point-y="0.0039in">
              <dc:creator>Unknown Author</dc:creator>
              <dc:date>2024-07-02T00:00:00</dc:date>
              <text:p>How much of the body-weight translates into resistance? Source for existing multipilers: I made it the fuck up.</text:p>
            </office:annotation>
            <text:p>bwMultiplier</text:p>
          </table:table-cell>
          <table:table-cell table:style-name="ce165" office:value-type="string" calcext:value-type="string">
            <text:p>MovementPattern</text:p>
          </table:table-cell>
          <table:table-cell table:style-name="ce160" office:value-type="string" calcext:value-type="string">
            <text:p>PrimaryMover</text:p>
          </table:table-cell>
          <table:table-cell table:style-name="ce160" office:value-type="string" calcext:value-type="string">
            <text:p>Notes</text:p>
          </table:table-cell>
          <table:table-cell table:style-name="ce159"/>
          <table:table-cell table:style-name="ce145" table:number-columns-repeated="16377"/>
        </table:table-row>
        <table:table-row table:style-name="ro1">
          <table:table-cell office:value-type="string" calcext:value-type="string">
            <text:p>Wrist roll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ose grip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spid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/>
          <table:table-cell table:style-name="ce145"/>
          <table:table-cell table:number-columns-repeated="16377"/>
        </table:table-row>
        <table:table-row table:style-name="ro1">
          <table:table-cell office:value-type="string" calcext:value-type="string">
            <text:p>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tiff leg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table:style-name="ce162" office:value-type="string" calcext:value-type="string">
            <text:p>Seated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table:style-name="ce162" office:value-type="string" calcext:value-type="string">
            <text:p>Barbell uprigh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office:value-type="string" calcext:value-type="string">
            <text:p>Total weight, if holding 2 dumbbells then add them togeth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in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table:style-name="ce162" office:value-type="string" calcext:value-type="string">
            <text:p>Incline barbell b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table:style-name="ce162" office:value-type="string" calcext:value-type="string">
            <text:p>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smith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back squa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g push</text:p>
          </table:table-cell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g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leg rais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ip flexion</text:p>
          </table:table-cell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flex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flexion</text:p>
          </table:table-cell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table:style-name="ce162" office:value-type="string" calcext:value-type="string">
            <text:p>Lying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ench rope cable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adduc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preacher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gh cable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hest fly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tuck front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behind neck barbell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cable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ith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yper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late loaded lever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 flag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ver low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office:value-type="string" calcext:value-type="string">
            <text:p>Weight is for one ar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t over rear delt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shoulder abduction</text:p>
          </table:table-cell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el tap step 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romanian 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bar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 ha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ntebrachium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ttle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unilateral glute bri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ll supported handstand push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biceps cur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B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triceps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riceps brachii</text:p>
          </table:table-cell>
          <table:table-cell office:value-type="string" calcext:value-type="string">
            <text:p>Height of the rings decides the resistance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ear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levated pik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ttlebell reverse lun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ron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wall supported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ring row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o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reverse fly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ed hack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tucked ring row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rmer wal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, trapezius</text:p>
          </table:table-cell>
          <table:table-cell office:value-type="string" calcext:value-type="string">
            <text:p>Reps = s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mbbell incline Y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dlif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luteus maxim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unilateral calf rais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shru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pez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penhagen plank both knees ben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barbell cu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bow flexion</text:p>
          </table:table-cell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ring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copenhagen plank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Adductor mang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wel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nding one arm french pre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office:value-type="string" calcext:value-type="string">
            <text:p>With a plate or a 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bulgarian split squ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alf r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kle extension</text:p>
          </table:table-cell>
          <table:table-cell office:value-type="string" calcext:value-type="string">
            <text:p>Gastrocnemius</text:p>
          </table:table-cell>
          <table:table-cell office:value-type="string" calcext:value-type="string">
            <text:p>Stand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rbell reverse forearm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d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preach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mbbell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pe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reverse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calf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strocnem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leg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face-pu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office:value-type="string" calcext:value-type="string">
            <text:p>Ext. rotator foc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nd lat push-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line dumbbell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ghted side be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forearm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ebrachiu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close grip pulld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good-morn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ble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rness neck extens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eck extension</text:p>
          </table:table-cell>
          <table:table-cell office:value-type="string" calcext:value-type="string">
            <text:p>Splen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ted dumbbell overhead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sh</text:p>
          </table:table-cell>
          <table:table-cell office:value-type="string" calcext:value-type="string">
            <text:p>Deltoideus anteri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crun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t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chest fl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ctoralis major</text:p>
          </table:table-cell>
          <table:table-cell office:value-type="string" calcext:value-type="string">
            <text:p>Hands are strai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mond push-u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overhead triceps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Erector spina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ging windshield wip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bliquus externus abdomin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barbell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cline push-u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unilateral squa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vertical 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tical pull</text:p>
          </table:table-cell>
          <table:table-cell office:value-type="string" calcext:value-type="string">
            <text:p>Dorsi</text:p>
          </table:table-cell>
          <table:table-cell office:value-type="string" calcext:value-type="string">
            <text:p>Bent-ov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ctus abdominis</text:p>
          </table:table-cell>
          <table:table-cell office:value-type="string" calcext:value-type="string">
            <text:p>Elbows are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ing leg curl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B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horizontal band pullo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head pull</text:p>
          </table:table-cell>
          <table:table-cell office:value-type="string" calcext:value-type="string">
            <text:p>Latissimus dorsi</text:p>
          </table:table-cell>
          <table:table-cell office:value-type="string" calcext:value-type="string">
            <text:p>Kneeling, chest is horizontal to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de plank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Obliquus externus abdominis</text:p>
          </table:table-cell>
          <table:table-cell office:value-type="string" calcext:value-type="string">
            <text:p>Elbow on the grou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plate lateral rai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medi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ying neck lateral flex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rnocleidomasto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ng pull-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tical pull</text:p>
          </table:table-cell>
          <table:table-cell office:value-type="string" calcext:value-type="string">
            <text:p>Latissimus dors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nding hammer cur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achioradialis</text:p>
          </table:table-cell>
          <table:table-cell office:value-type="string" calcext:value-type="string">
            <text:p>Dumbb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rear delt r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ltoideus pars spinal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push-dow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iceps brachi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pinated larsen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Pectoralis maj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ilateral band leg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iceps femori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bell close grip bench 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rizontal push</text:p>
          </table:table-cell>
          <table:table-cell office:value-type="string" calcext:value-type="string">
            <text:p>Triceps brachii</text:p>
          </table:table-cell>
          <table:table-cell office:value-type="string" calcext:value-type="string">
            <text:p>Trains the median head of the triceps we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ilateral band rotator cuff exten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raspinatus</text:p>
          </table:table-cell>
          <table:table-cell table:number-columns-repeated="16379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rainingLog.A5:TrainingLog.O1533" table:contains-header="false"/>
        <table:database-range table:name="__Anonymous_Sheet_DB__2" table:target-range-address="ExerciseDatabase.A1:ExerciseDatabase.G5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day number:style="long"/>
      <number:text>//</number:text>
      <number:year/>
    </number:date-style>
    <number:number-style style:name="N131">
      <number:number number:decimal-places="3" number:min-decimal-places="3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19" number:min-decimal-places="19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7" number:min-decimal-places="17" number:min-integer-digits="1"/>
    </number:number-style>
    <number:number-style style:name="N150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4:45:55.196536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1:02:47.508244436</meta:creation-date>
    <dc:date>2024-09-24T14:46:56.785657346</dc:date>
    <meta:editing-duration>P12DT17H43M35S</meta:editing-duration>
    <meta:editing-cycles>596</meta:editing-cycles>
    <meta:generator>LibreOffice/24.2.4.2$Linux_X86_64 LibreOffice_project/420$Build-2</meta:generator>
    <meta:document-statistic meta:table-count="3" meta:cell-count="869" meta:object-count="0"/>
  </office:meta>
</office:document-meta>
</file>